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7]-[.F7]" office:value-type="float" office:value="40" calcext:value-type="float">
            <text:p>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80" calcext:value-type="float">
            <text:p>78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8]-[.F8]" office:value-type="float" office:value="-40" calcext:value-type="float">
            <text:p>(40,00)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14]-[.F1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15]-[.F1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5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5:46:47.097014900">00:00:00</text:time></text:span><text:span text:style-name="MT2"><text:s/></text:span></text:p>
        </style:region-center>
        <style:region-right>
          <text:p><text:span text:style-name="MT4">Adriana Martins Keder</text:span></text:p>
          <text:p><text:span text:style-name="MT2">Tel.: 3248-2677 / 9692-255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driana Martins Keder</text:span></text:p>
          <text:p>adrianamkeder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5:46:47.105329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59:29</meta:creation-date>
    <dc:date>2025-11-03T15:48:23.121655700</dc:date>
    <dc:language>pt-PT</dc:language>
    <meta:editing-cycles>496</meta:editing-cycles>
    <meta:editing-duration>P2DT14H2M38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